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8.5cm" style:rel-width="50%" table:align="left"/>
    </style:style>
    <style:style style:name="表7.A" style:family="table-column">
      <style:table-column-properties style:column-width="1.201cm" style:rel-column-width="4630*"/>
    </style:style>
    <style:style style:name="表7.G" style:family="table-column">
      <style:table-column-properties style:column-width="1.293cm"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5cm" style:rel-width="50%" table:align="left"/>
    </style:style>
    <style:style style:name="表6.A" style:family="table-column">
      <style:table-column-properties style:column-width="1.201cm" style:rel-column-width="4630*"/>
    </style:style>
    <style:style style:name="表6.G" style:family="table-column">
      <style:table-column-properties style:column-width="1.293cm"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8.5cm" style:rel-width="50%" table:align="left"/>
    </style:style>
    <style:style style:name="表8.A" style:family="table-column">
      <style:table-column-properties style:column-width="1.201cm" style:rel-column-width="4630*"/>
    </style:style>
    <style:style style:name="表8.G" style:family="table-column">
      <style:table-column-properties style:column-width="1.293cm" style:rel-column-width="4987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G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8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21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22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23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2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30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31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4">-</text:p>
          </table:table-cell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>-</text:p>
          </table:table-cell>
          <table:table-cell table:style-name="表1.A2" office:value-type="string">
            <text:p text:style-name="P17"/>
          </table:table-cell>
          <table:table-cell table:style-name="表1.A2" office:value-type="string">
            <text:p text:style-name="P17">○</text:p>
          </table:table-cell>
          <table:table-cell table:style-name="表1.A2" office:value-type="string">
            <text:p text:style-name="P17">○</text:p>
          </table:table-cell>
          <table:table-cell table:style-name="表1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10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4">-</text:p>
          </table:table-cell>
          <table:table-cell table:style-name="表2.A2" office:value-type="string">
            <text:p text:style-name="P15">-</text:p>
          </table:table-cell>
          <table:table-cell table:style-name="表2.A2" office:value-type="string">
            <text:p text:style-name="P16">-</text:p>
          </table:table-cell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>○</text:p>
          </table:table-cell>
          <table:table-cell table:style-name="表2.A2" office:value-type="string">
            <text:p text:style-name="P17">○</text:p>
          </table:table-cell>
          <table:table-cell table:style-name="表2.G2" office:value-type="string">
            <text:p text:style-name="P14">-</text:p>
          </table:table-cell>
        </table:table-row>
      </table:table>
      <text:p text:style-name="Text_20_body"><text:soft-page-break/></text:p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9"/>
      <text:p text:style-name="P10">---------------------------------------------------------------------- [20200209_161826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14（金）</text:p>
          </table:table-cell>
          <table:table-cell table:style-name="表3.A1" office:value-type="string">
            <text:p text:style-name="Table_20_Contents">2/15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4">-</text:p>
          </table:table-cell>
          <table:table-cell table:style-name="表3.A2" office:value-type="string">
            <text:p text:style-name="P15">-</text:p>
          </table:table-cell>
          <table:table-cell table:style-name="表3.A2" office:value-type="string">
            <text:p text:style-name="P16">-</text:p>
          </table:table-cell>
          <table:table-cell table:style-name="表3.A2" office:value-type="string">
            <text:p text:style-name="P17"/>
          </table:table-cell>
          <table:table-cell table:style-name="表3.A2" office:value-type="string">
            <text:p text:style-name="P17">○</text:p>
          </table:table-cell>
          <table:table-cell table:style-name="表3.A2" office:value-type="string">
            <text:p text:style-name="P17">○</text:p>
          </table:table-cell>
          <table:table-cell table:style-name="表3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9"/>
      <text:p text:style-name="P10">---------------------------------------------------------------------- [20200217_135417]</text:p>
      <text:p text:style-name="P2">お疲れ様です。</text:p>
      <text:p text:style-name="P3">今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（月）</text:p>
          </table:table-cell>
          <table:table-cell table:style-name="表4.A1" office:value-type="string">
            <text:p text:style-name="Table_20_Contents">（<text:span text:style-name="T1">火）</text:span></text:p>
          </table:table-cell>
          <table:table-cell table:style-name="表4.A1" office:value-type="string">
            <text:p text:style-name="Table_20_Contents">（水）</text:p>
          </table:table-cell>
          <table:table-cell table:style-name="表4.A1" office:value-type="string">
            <text:p text:style-name="Table_20_Contents">（木）</text:p>
          </table:table-cell>
          <table:table-cell table:style-name="表4.A1" office:value-type="string">
            <text:p text:style-name="Table_20_Contents">2/21（金）</text:p>
          </table:table-cell>
          <table:table-cell table:style-name="表4.A1" office:value-type="string">
            <text:p text:style-name="Table_20_Contents">2/22（土）</text:p>
          </table:table-cell>
          <table:table-cell table:style-name="表4.G1" office:value-type="string">
            <text:p text:style-name="Table_20_Contents">（日）</text:p>
          </table:table-cell>
        </table:table-row>
        <table:table-row>
          <table:table-cell table:style-name="表4.A2" office:value-type="string">
            <text:p text:style-name="P14">-</text:p>
          </table:table-cell>
          <table:table-cell table:style-name="表4.A2" office:value-type="string">
            <text:p text:style-name="P15">-</text:p>
          </table:table-cell>
          <table:table-cell table:style-name="表4.A2" office:value-type="string">
            <text:p text:style-name="P16">-</text:p>
          </table:table-cell>
          <table:table-cell table:style-name="表4.A2" office:value-type="string">
            <text:p text:style-name="P17"/>
          </table:table-cell>
          <table:table-cell table:style-name="表4.A2" office:value-type="string">
            <text:p text:style-name="P17">○</text:p>
          </table:table-cell>
          <table:table-cell table:style-name="表4.A2" office:value-type="string">
            <text:p text:style-name="P17">○</text:p>
          </table:table-cell>
          <table:table-cell table:style-name="表4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17(<text:span text:style-name="T3">月</text:span>) ~ 2020.2.23(<text:span text:style-name="T3">日</text:span>)</text:p>
      <text:p text:style-name="P9"/>
      <text:p text:style-name="P10">---------------------------------------------------------------------- [20200224_131808]</text:p>
      <text:p text:style-name="P2">お疲れ様です。</text:p>
      <text:p text:style-name="P3">遅れました。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（月）</text:p>
          </table:table-cell>
          <table:table-cell table:style-name="表5.A1" office:value-type="string">
            <text:p text:style-name="Table_20_Contents">（<text:span text:style-name="T1">火）</text:span></text:p>
          </table:table-cell>
          <table:table-cell table:style-name="表5.A1" office:value-type="string">
            <text:p text:style-name="Table_20_Contents">（水）</text:p>
          </table:table-cell>
          <table:table-cell table:style-name="表5.A1" office:value-type="string">
            <text:p text:style-name="Table_20_Contents">（木）</text:p>
          </table:table-cell>
          <table:table-cell table:style-name="表5.A1" office:value-type="string">
            <text:p text:style-name="Table_20_Contents">2/28（金）</text:p>
          </table:table-cell>
          <table:table-cell table:style-name="表5.A1" office:value-type="string">
            <text:p text:style-name="Table_20_Contents">2/29（土）</text:p>
          </table:table-cell>
          <table:table-cell table:style-name="表5.G1" office:value-type="string">
            <text:p text:style-name="Table_20_Contents">（日）</text:p>
          </table:table-cell>
        </table:table-row>
        <table:table-row>
          <table:table-cell table:style-name="表5.A2" office:value-type="string">
            <text:p text:style-name="P14">-</text:p>
          </table:table-cell>
          <table:table-cell table:style-name="表5.A2" office:value-type="string">
            <text:p text:style-name="P15">-</text:p>
          </table:table-cell>
          <table:table-cell table:style-name="表5.A2" office:value-type="string">
            <text:p text:style-name="P16">-</text:p>
          </table:table-cell>
          <table:table-cell table:style-name="表5.A2" office:value-type="string">
            <text:p text:style-name="P17"/>
          </table:table-cell>
          <table:table-cell table:style-name="表5.A2" office:value-type="string">
            <text:p text:style-name="P17">○</text:p>
          </table:table-cell>
          <table:table-cell table:style-name="表5.A2" office:value-type="string">
            <text:p text:style-name="P17">○</text:p>
          </table:table-cell>
          <table:table-cell table:style-name="表5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24(<text:span text:style-name="T3">月</text:span>) ~ 2020.3.1(<text:span text:style-name="T3">日</text:span>)</text:p>
      <text:p text:style-name="P9"/>
      <text:p text:style-name="P10">---------------------------------------------------------------------- [20200301_174200]</text:p>
      <text:p text:style-name="P2">お疲れ様です。</text:p>
      <text:p text:style-name="P3"><text:soft-page-break/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（月）</text:p>
          </table:table-cell>
          <table:table-cell table:style-name="表7.A1" office:value-type="string">
            <text:p text:style-name="Table_20_Contents">（<text:span text:style-name="T1">火）</text:span></text:p>
          </table:table-cell>
          <table:table-cell table:style-name="表7.A1" office:value-type="string">
            <text:p text:style-name="Table_20_Contents">（水）</text:p>
          </table:table-cell>
          <table:table-cell table:style-name="表7.A1" office:value-type="string">
            <text:p text:style-name="Table_20_Contents">（木）</text:p>
          </table:table-cell>
          <table:table-cell table:style-name="表7.A1" office:value-type="string">
            <text:p text:style-name="Table_20_Contents">3/6（金）</text:p>
          </table:table-cell>
          <table:table-cell table:style-name="表7.A1" office:value-type="string">
            <text:p text:style-name="Table_20_Contents">3/7（土）</text:p>
          </table:table-cell>
          <table:table-cell table:style-name="表7.G1" office:value-type="string">
            <text:p text:style-name="Table_20_Contents">（日）</text:p>
          </table:table-cell>
        </table:table-row>
        <table:table-row>
          <table:table-cell table:style-name="表7.A2" office:value-type="string">
            <text:p text:style-name="P14">-</text:p>
          </table:table-cell>
          <table:table-cell table:style-name="表7.A2" office:value-type="string">
            <text:p text:style-name="P15">-</text:p>
          </table:table-cell>
          <table:table-cell table:style-name="表7.A2" office:value-type="string">
            <text:p text:style-name="P16">-</text:p>
          </table:table-cell>
          <table:table-cell table:style-name="表7.A2" office:value-type="string">
            <text:p text:style-name="P17"/>
          </table:table-cell>
          <table:table-cell table:style-name="表7.A2" office:value-type="string">
            <text:p text:style-name="P17">○</text:p>
          </table:table-cell>
          <table:table-cell table:style-name="表7.A2" office:value-type="string">
            <text:p text:style-name="P17">○</text:p>
          </table:table-cell>
          <table:table-cell table:style-name="表7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2(<text:span text:style-name="T3">月</text:span>) ~ 2020.3.8(<text:span text:style-name="T3">日</text:span>)</text:p>
      <text:p text:style-name="P6"/>
      <text:p text:style-name="P9">@@@</text:p>
      <text:p text:style-name="P6"/>
      <text:p text:style-name="P10">---------------------------------------------------------------------- [XXX]</text:p>
      <text:p text:style-name="P2">お疲れ様です。</text:p>
      <text:p text:style-name="P3">XX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8" table:style-name="表8">
        <table:table-column table:style-name="表8.A" table:number-columns-repeated="6"/>
        <table:table-column table:style-name="表8.G"/>
        <table:table-row>
          <table:table-cell table:style-name="表8.A1" office:value-type="string">
            <text:p text:style-name="Table_20_Contents">（月）</text:p>
          </table:table-cell>
          <table:table-cell table:style-name="表8.A1" office:value-type="string">
            <text:p text:style-name="Table_20_Contents">（<text:span text:style-name="T1">火）</text:span></text:p>
          </table:table-cell>
          <table:table-cell table:style-name="表8.A1" office:value-type="string">
            <text:p text:style-name="Table_20_Contents">（水）</text:p>
          </table:table-cell>
          <table:table-cell table:style-name="表8.A1" office:value-type="string">
            <text:p text:style-name="Table_20_Contents">（木）</text:p>
          </table:table-cell>
          <table:table-cell table:style-name="表8.A1" office:value-type="string">
            <text:p text:style-name="Table_20_Contents">3/XX（金）</text:p>
          </table:table-cell>
          <table:table-cell table:style-name="表8.A1" office:value-type="string">
            <text:p text:style-name="Table_20_Contents">3/XX（土）</text:p>
          </table:table-cell>
          <table:table-cell table:style-name="表8.G1" office:value-type="string">
            <text:p text:style-name="Table_20_Contents">（日）</text:p>
          </table:table-cell>
        </table:table-row>
        <table:table-row>
          <table:table-cell table:style-name="表8.A2" office:value-type="string">
            <text:p text:style-name="P14">-</text:p>
          </table:table-cell>
          <table:table-cell table:style-name="表8.A2" office:value-type="string">
            <text:p text:style-name="P15">-</text:p>
          </table:table-cell>
          <table:table-cell table:style-name="表8.A2" office:value-type="string">
            <text:p text:style-name="P16">-</text:p>
          </table:table-cell>
          <table:table-cell table:style-name="表8.A2" office:value-type="string">
            <text:p text:style-name="P17"/>
          </table:table-cell>
          <table:table-cell table:style-name="表8.A2" office:value-type="string">
            <text:p text:style-name="P17">○</text:p>
          </table:table-cell>
          <table:table-cell table:style-name="表8.A2" office:value-type="string">
            <text:p text:style-name="P17">○</text:p>
          </table:table-cell>
          <table:table-cell table:style-name="表8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oft-page-break/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6"/>
      <text:p text:style-name="P6">---------------------- [TEMPLATE] 20200224_131852</text:p>
      <text:p text:style-name="P10">---------------------------------------------------------------------- [XXX]</text:p>
      <text:p text:style-name="P2">お疲れ様です。</text:p>
      <text:p text:style-name="P3">XX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（月）</text:p>
          </table:table-cell>
          <table:table-cell table:style-name="表6.A1" office:value-type="string">
            <text:p text:style-name="Table_20_Contents">（<text:span text:style-name="T1">火）</text:span></text:p>
          </table:table-cell>
          <table:table-cell table:style-name="表6.A1" office:value-type="string">
            <text:p text:style-name="Table_20_Contents">（水）</text:p>
          </table:table-cell>
          <table:table-cell table:style-name="表6.A1" office:value-type="string">
            <text:p text:style-name="Table_20_Contents">（木）</text:p>
          </table:table-cell>
          <table:table-cell table:style-name="表6.A1" office:value-type="string">
            <text:p text:style-name="Table_20_Contents">3/XX（金）</text:p>
          </table:table-cell>
          <table:table-cell table:style-name="表6.A1" office:value-type="string">
            <text:p text:style-name="Table_20_Contents">3/XX（土）</text:p>
          </table:table-cell>
          <table:table-cell table:style-name="表6.G1" office:value-type="string">
            <text:p text:style-name="Table_20_Contents">（日）</text:p>
          </table:table-cell>
        </table:table-row>
        <table:table-row>
          <table:table-cell table:style-name="表6.A2" office:value-type="string">
            <text:p text:style-name="P14">-</text:p>
          </table:table-cell>
          <table:table-cell table:style-name="表6.A2" office:value-type="string">
            <text:p text:style-name="P15">-</text:p>
          </table:table-cell>
          <table:table-cell table:style-name="表6.A2" office:value-type="string">
            <text:p text:style-name="P16">-</text:p>
          </table:table-cell>
          <table:table-cell table:style-name="表6.A2" office:value-type="string">
            <text:p text:style-name="P17"/>
          </table:table-cell>
          <table:table-cell table:style-name="表6.A2" office:value-type="string">
            <text:p text:style-name="P17">○</text:p>
          </table:table-cell>
          <table:table-cell table:style-name="表6.A2" office:value-type="string">
            <text:p text:style-name="P17">○</text:p>
          </table:table-cell>
          <table:table-cell table:style-name="表6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12">/ ---------------------- [TEMPLATE] 20200224_131852 /</text:p>
      <text:p text:style-name="P6">-------------------------------------------------------- [STEPS] 20190821_142911</text:p>
      <text:list xml:id="list6533103778838410485" text:style-name="L1">
        <text:list-item>
          <text:p text:style-name="P23">email</text:p>
          <text:list>
            <text:list-item>
              <text:p text:style-name="P23">C – N (new mail)</text:p>
            </text:list-item>
          </text:list>
        </text:list-item>
        <text:list-item>
          <text:p text:style-name="P23">doc</text:p>
          <text:list>
            <text:list-item>
              <text:p text:style-name="P23">prev lines → DUP</text:p>
            </text:list-item>
            <text:list-item>
              <text:p text:style-name="P23">time label</text:p>
            </text:list-item>
            <text:list-item>
              <text:p text:style-name="P23">console : “t”</text:p>
              <text:list>
                <text:list-item>
                  <text:p text:style-name="P23">date table → update</text:p>
                </text:list-item>
              </text:list>
            </text:list-item>
            <text:list-item>
              <text:p text:style-name="P23">mail title line</text:p>
            </text:list-item>
            <text:list-item>
              <text:p text:style-name="P23"><text:soft-page-break/>message sentences : “作業希望週”</text:p>
            </text:list-item>
          </text:list>
        </text:list-item>
        <text:list-item>
          <text:p text:style-name="P23">email</text:p>
          <text:list>
            <text:list-item>
              <text:p text:style-name="P23">C/P</text:p>
              <text:list>
                <text:list-item>
                  <text:p text:style-name="P23">title line : “subject”</text:p>
                </text:list-item>
                <text:list-item>
                  <text:p text:style-name="P23">main lines</text:p>
                </text:list-item>
              </text:list>
            </text:list-item>
            <text:list-item>
              <text:p text:style-name="P23">F6 (move to “To” box)</text:p>
            </text:list-item>
            <text:list-item>
              <text:p text:style-name="P23">“yoko” &gt; Ret (auto suggestion → choose)</text:p>
            </text:list-item>
            <text:list-item>
              <text:p text:style-name="P23">validate</text:p>
              <text:list>
                <text:list-item>
                  <text:p text:style-name="P23">希望日（日付は、変更したか？）</text:p>
                </text:list-item>
                <text:list-item>
                  <text:p text:style-name="P23">message</text:p>
                  <text:list>
                    <text:list-item>
                      <text:p text:style-name="P23">“来週の” (OR “今週の”)</text:p>
                    </text:list-item>
                  </text:list>
                </text:list-item>
                <text:list-item>
                  <text:p text:style-name="P23">件名　=&gt;　希望週の期間、来週分か？</text:p>
                </text:list-item>
              </text:list>
            </text:list-item>
            <text:list-item>
              <text:p text:style-name="P23">C – Ret (send)</text:p>
            </text:list-item>
          </text:list>
        </text:list-item>
        <text:list-item>
          <text:p text:style-name="P23">mailer</text:p>
          <text:list>
            <text:list-item>
              <text:p text:style-name="P23">“送信済み” → select</text:p>
            </text:list-item>
            <text:list-item>
              <text:p text:style-name="P23">validate</text:p>
              <text:list>
                <text:list-item>
                  <text:p text:style-name="P23">期間</text:p>
                  <text:list>
                    <text:list-item>
                      <text:p text:style-name="P25">件名</text:p>
                    </text:list-item>
                    <text:list-item>
                      <text:p text:style-name="P25">本文内</text:p>
                    </text:list-item>
                  </text:list>
                </text:list-item>
                <text:list-item>
                  <text:p text:style-name="P23">希望日</text:p>
                </text:list-item>
                <text:list-item>
                  <text:p text:style-name="P23">送信先</text:p>
                </text:list-item>
              </text:list>
            </text:list-item>
          </text:list>
        </text:list-item>
        <text:list-item>
          <text:p text:style-name="P23">doc</text:p>
          <text:list>
            <text:list-item>
              <text:p text:style-name="P23">move → “@@@”</text:p>
            </text:list-item>
          </text:list>
        </text:list-item>
        <text:list-item>
          <text:p text:style-name="P23">close</text:p>
          <text:list>
            <text:list-item>
              <text:p text:style-name="P23">folders</text:p>
            </text:list-item>
            <text:list-item>
              <text:p text:style-name="P23">this</text:p>
            </text:list-item>
          </text:list>
        </text:list-item>
        <text:list-item>
          <text:p text:style-name="P23">complete</text:p>
        </text:list-item>
      </text:list>
      <text:p text:style-name="P5"/>
      <text:p text:style-name="P7"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3-01T17:45:00.11</dc:date>
    <dc:creator>iwabuchi ken</dc:creator>
    <meta:editing-duration>PT32M55S</meta:editing-duration>
    <meta:editing-cycles>11</meta:editing-cycles>
    <meta:generator>OpenOffice/4.1.3$Win32 OpenOffice.org_project/413m1$Build-9783</meta:generator>
    <meta:document-statistic meta:table-count="8" meta:image-count="0" meta:object-count="0" meta:page-count="6" meta:paragraph-count="218" meta:word-count="1130" meta:character-count="3371"/>
  </office:meta>
</office:document-meta>
</file>